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Menlo" svg:font-family="Menlo, Monaco, 'Courier New', Courier, monospace"/>
    <style:font-face style:name="Roboto Mono" svg:font-family="'Roboto Mono', monospace"/>
    <style:font-face style:name="Roboto" svg:font-family="Roboto, 'Helvetica Neue', sans-serif"/>
    <style:font-face style:name="Roboto1" svg:font-family="Roboto, sans-serif"/>
    <style:font-face style:name="YouTube Noto" svg:font-family="'YouTube Noto', Roboto, arial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variant="normal" fo:text-transform="none" fo:color="#000000" style:font-name="YouTube Noto" fo:font-size="15pt" fo:letter-spacing="normal" fo:font-style="normal" fo:font-weight="normal" officeooo:rsid="00183060" officeooo:paragraph-rsid="001729d2" fo:background-color="transparent" fo:padding="0cm" fo:border="none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ff3333" style:font-name="Roboto" fo:font-size="10.5pt" fo:letter-spacing="normal" fo:font-style="normal" fo:font-weight="normal" officeooo:rsid="00247ce2" officeooo:paragraph-rsid="00247ce2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/>
      <style:text-properties fo:font-variant="normal" fo:text-transform="none" fo:color="#37474f" style:font-name="Roboto" fo:font-size="10.5pt" fo:letter-spacing="normal" fo:font-style="normal" fo:font-weight="normal" fo:padding="0cm" fo:border="non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3df2f" officeooo:paragraph-rsid="001729d2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729d2" officeooo:paragraph-rsid="001729d2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83060" officeooo:paragraph-rsid="00183060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83060" officeooo:paragraph-rsid="0018809c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d1980" officeooo:paragraph-rsid="001d1980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e6464" officeooo:paragraph-rsid="001e6464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21d231" officeooo:paragraph-rsid="0021d231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0pt" fo:letter-spacing="normal" fo:font-style="normal" fo:font-weight="normal" officeooo:rsid="0021d231" officeooo:paragraph-rsid="00238609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e433e" style:font-name="Liberation Serif" fo:font-size="11pt" fo:letter-spacing="normal" fo:font-style="normal" fo:font-weight="normal" officeooo:rsid="0023bb65" officeooo:paragraph-rsid="0023bb65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7474f" style:font-name="Liberation Serif" fo:font-size="11pt" fo:letter-spacing="normal" fo:font-style="normal" fo:font-weight="normal" officeooo:rsid="0021d231" officeooo:paragraph-rsid="002479bd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7474f" style:font-name="Liberation Serif" fo:font-size="11pt" fo:letter-spacing="normal" fo:font-style="normal" fo:font-weight="normal" officeooo:rsid="0021d231" officeooo:paragraph-rsid="00276006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ff3333" style:font-name="Liberation Serif" fo:font-size="11pt" fo:letter-spacing="normal" fo:font-style="normal" fo:font-weight="normal" officeooo:rsid="0021d231" officeooo:paragraph-rsid="002479bd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ff3333" style:font-name="Liberation Serif" fo:font-size="11pt" fo:letter-spacing="normal" fo:font-style="normal" fo:font-weight="normal" officeooo:rsid="00247ce2" officeooo:paragraph-rsid="0025f288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1pt" fo:letter-spacing="normal" fo:font-style="normal" fo:font-weight="normal" officeooo:paragraph-rsid="0025f288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1pt" fo:letter-spacing="normal" fo:font-style="normal" fo:font-weight="normal" officeooo:rsid="0025fca0" officeooo:paragraph-rsid="0025fca0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1pt" fo:letter-spacing="normal" fo:font-style="normal" fo:font-weight="normal" officeooo:rsid="00271a19" officeooo:paragraph-rsid="00271a19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6666" style:font-name="Liberation Serif" fo:font-size="11pt" fo:letter-spacing="normal" fo:font-style="normal" fo:font-weight="bold" officeooo:rsid="0025fca0" officeooo:paragraph-rsid="0025fca0" style:font-weight-asian="bold" style:font-weight-complex="bold"/>
    </style:style>
    <style:style style:name="P21" style:family="paragraph" style:parent-style-name="Standard">
      <style:text-properties style:font-name="Liberation Serif" fo:font-size="11pt" style:font-size-asian="11pt" style:font-size-complex="11pt"/>
    </style:style>
    <style:style style:name="P22" style:family="paragraph" style:parent-style-name="Standard">
      <style:text-properties style:font-name="Liberation Serif" fo:font-size="11pt" officeooo:paragraph-rsid="00238609" style:font-size-asian="11pt" style:font-size-complex="11pt"/>
    </style:style>
    <style:style style:name="P23" style:family="paragraph" style:parent-style-name="Standard">
      <style:paragraph-properties fo:text-align="justify" style:justify-single-word="false" fo:break-before="page"/>
      <style:text-properties fo:font-variant="normal" fo:text-transform="none" fo:color="#3e433e" style:font-name="Liberation Serif" fo:font-size="11pt" fo:letter-spacing="normal" fo:font-style="normal" fo:font-weight="normal" officeooo:rsid="0021d231" officeooo:paragraph-rsid="0021d231" style:font-size-asian="11pt" style:font-size-complex="11pt"/>
    </style:style>
    <style:style style:name="P24" style:family="paragraph" style:parent-style-name="Standard">
      <style:paragraph-properties fo:text-align="justify" style:justify-single-word="false" fo:break-before="page"/>
      <style:text-properties fo:font-variant="normal" fo:text-transform="none" fo:color="#3e433e" style:font-name="Liberation Serif" fo:font-size="11pt" fo:letter-spacing="normal" fo:font-style="normal" fo:font-weight="normal" officeooo:rsid="0023bb65" officeooo:paragraph-rsid="0023bb65" style:font-size-asian="11pt" style:font-size-complex="11pt"/>
    </style:style>
    <style:style style:name="P25" style:family="paragraph" style:parent-style-name="Preformatted_20_Text">
      <style:paragraph-properties fo:text-align="justify" style:justify-single-word="false"/>
      <style:text-properties fo:font-variant="normal" fo:text-transform="none" fo:color="#37474f" style:font-name="Roboto Mono" fo:font-size="10.5pt" fo:letter-spacing="normal" fo:font-style="normal" fo:font-weight="normal" officeooo:rsid="001b2341" officeooo:paragraph-rsid="0021d231"/>
    </style:style>
    <style:style style:name="P26" style:family="paragraph" style:parent-style-name="Preformatted_20_Text">
      <style:paragraph-properties fo:text-align="justify" style:justify-single-word="false"/>
      <style:text-properties fo:font-variant="normal" fo:text-transform="none" fo:color="#37474f" style:font-name="Roboto Mono" fo:font-size="10.5pt" fo:letter-spacing="normal" fo:font-style="normal" fo:font-weight="normal" officeooo:rsid="0023bb65" officeooo:paragraph-rsid="0023bb65"/>
    </style:style>
    <style:style style:name="P27" style:family="paragraph" style:parent-style-name="Preformatted_20_Text">
      <style:paragraph-properties fo:text-align="justify" style:justify-single-word="false"/>
      <style:text-properties fo:font-variant="normal" fo:text-transform="none" fo:color="#37474f" style:font-name="Liberation Serif" fo:font-size="11pt" fo:letter-spacing="normal" fo:font-style="normal" fo:font-weight="normal" officeooo:rsid="001b2341" officeooo:paragraph-rsid="0021d231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83060" officeooo:paragraph-rsid="0018809c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276ccc" officeooo:paragraph-rsid="00276ccc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1pt" fo:letter-spacing="normal" fo:font-style="normal" fo:font-weight="normal" officeooo:paragraph-rsid="0025f288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1pt" fo:letter-spacing="normal" fo:font-style="normal" fo:font-weight="normal" officeooo:paragraph-rsid="0028f43e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8f43e" officeooo:paragraph-rsid="0028f43e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.5pt" fo:letter-spacing="normal" fo:font-style="normal" fo:font-weight="normal" officeooo:rsid="00247ce2" officeooo:paragraph-rsid="0025f288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.5pt" fo:letter-spacing="normal" fo:font-style="normal" fo:font-weight="normal" officeooo:rsid="002ac94b" officeooo:paragraph-rsid="002ac94b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.5pt" fo:letter-spacing="normal" fo:font-style="normal" fo:font-weight="normal" officeooo:rsid="002c40a5" officeooo:paragraph-rsid="002c40a5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3b78e7" style:font-name="Roboto Mono" fo:font-size="10.5pt" fo:letter-spacing="normal" fo:font-style="normal" fo:font-weight="normal" officeooo:rsid="0023bb65" officeooo:paragraph-rsid="0033244e"/>
    </style:style>
    <style:style style:name="P37" style:family="paragraph" style:parent-style-name="Standard">
      <style:text-properties style:font-name="Liberation Serif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officeooo:paragraph-rsid="0033244e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Liberation Serif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0363b3e"/>
    </style:style>
    <style:style style:name="P43" style:family="paragraph" style:parent-style-name="Standard">
      <style:paragraph-properties fo:text-align="justify" style:justify-single-word="false"/>
      <style:text-properties fo:color="#996600" style:font-name="Liberation Serif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996600" style:font-name="Liberation Serif" fo:font-size="12pt" fo:font-weight="bold" officeooo:paragraph-rsid="0033244e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fo:font-weight="normal" style:font-weight-asian="normal" style:font-weight-complex="normal"/>
    </style:style>
    <style:style style:name="P46" style:family="paragraph" style:parent-style-name="Standard">
      <style:text-properties fo:color="#ff0000" style:font-name="Liberation Serif" fo:font-size="11pt" fo:font-weight="bold" style:font-size-asian="11pt" style:font-weight-asian="bold" style:font-size-complex="11pt" style:font-weight-complex="bold"/>
    </style:style>
    <style:style style:name="P47" style:family="paragraph" style:parent-style-name="Standard">
      <style:text-properties fo:color="#ff0000" style:font-name="Liberation Serif" fo:font-weight="bold" style:font-weight-asian="bold" style:font-weight-complex="bold"/>
    </style:style>
    <style:style style:name="P48" style:family="paragraph" style:parent-style-name="Standard">
      <style:text-properties fo:color="#ff0000" style:font-name="Liberation Serif" fo:font-weight="bold" officeooo:rsid="004057d1" officeooo:paragraph-rsid="004057d1" style:font-weight-asian="bold" style:font-weight-complex="bold"/>
    </style:style>
    <style:style style:name="P49" style:family="paragraph" style:parent-style-name="Standard">
      <style:text-properties officeooo:rsid="0039002d" officeooo:paragraph-rsid="0039002d"/>
    </style:style>
    <style:style style:name="P50" style:family="paragraph" style:parent-style-name="Standard">
      <style:paragraph-properties fo:text-align="justify" style:justify-single-word="false"/>
      <style:text-properties officeooo:rsid="003a97db" officeooo:paragraph-rsid="003a97db"/>
    </style:style>
    <style:style style:name="P51" style:family="paragraph" style:parent-style-name="Text_20_body">
      <style:paragraph-properties fo:text-align="justify" style:justify-single-word="false"/>
      <style:text-properties officeooo:paragraph-rsid="0031ddbf"/>
    </style:style>
    <style:style style:name="P52" style:family="paragraph" style:parent-style-name="Text_20_body">
      <style:text-properties officeooo:paragraph-rsid="0034a96a"/>
    </style:style>
    <style:style style:name="P53" style:family="paragraph" style:parent-style-name="Text_20_body">
      <style:text-properties officeooo:paragraph-rsid="00352c85"/>
    </style:style>
    <style:style style:name="P54" style:family="paragraph" style:parent-style-name="Text_20_body">
      <style:text-properties style:font-name="Liberation Serif" fo:font-size="12pt" officeooo:paragraph-rsid="0034a96a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officeooo:rsid="003a3814" officeooo:paragraph-rsid="003a3814"/>
    </style:style>
    <style:style style:name="P56" style:family="paragraph" style:parent-style-name="Text_20_body">
      <style:text-properties officeooo:rsid="003a97db" officeooo:paragraph-rsid="003a97db"/>
    </style:style>
    <style:style style:name="P57" style:family="paragraph" style:parent-style-name="Text_20_body">
      <style:text-properties officeooo:paragraph-rsid="004057d1"/>
    </style:style>
    <style:style style:name="P58" style:family="paragraph" style:parent-style-name="Preformatted_20_Text">
      <style:paragraph-properties fo:text-align="justify" style:justify-single-word="false"/>
      <style:text-properties fo:font-variant="normal" fo:text-transform="none" fo:color="#3b78e7" style:font-name="Liberation Serif" fo:font-size="11pt" fo:letter-spacing="normal" fo:font-style="normal" fo:font-weight="normal" officeooo:rsid="001b2341" officeooo:paragraph-rsid="0021d231" style:font-size-asian="11pt" style:font-size-complex="11pt"/>
    </style:style>
    <style:style style:name="P59" style:family="paragraph" style:parent-style-name="Preformatted_20_Text">
      <style:paragraph-properties fo:text-align="justify" style:justify-single-word="false"/>
      <style:text-properties fo:font-variant="normal" fo:text-transform="none" fo:color="#3b78e7" style:font-name="Roboto Mono" fo:font-size="10.5pt" fo:letter-spacing="normal" fo:font-style="normal" fo:font-weight="normal" officeooo:rsid="0023bb65" officeooo:paragraph-rsid="0023bb65"/>
    </style:style>
    <style:style style:name="P60" style:family="paragraph" style:parent-style-name="Preformatted_20_Text">
      <style:paragraph-properties fo:text-align="justify" style:justify-single-word="false"/>
      <style:text-properties fo:font-variant="normal" fo:text-transform="none" fo:color="#3b78e7" style:font-name="Roboto Mono" fo:font-size="10.5pt" fo:letter-spacing="normal" fo:font-style="normal" fo:font-weight="normal" officeooo:rsid="0023bb65" officeooo:paragraph-rsid="002fd9a2"/>
    </style:style>
    <style:style style:name="P61" style:family="paragraph" style:parent-style-name="Preformatted_20_Text">
      <style:paragraph-properties fo:text-align="justify" style:justify-single-word="false"/>
      <style:text-properties fo:font-variant="normal" fo:text-transform="none" fo:color="#3b78e7" style:font-name="Roboto Mono" fo:font-size="10.5pt" fo:letter-spacing="normal" fo:font-style="normal" fo:font-weight="normal" officeooo:rsid="0023bb65" officeooo:paragraph-rsid="0033244e"/>
    </style:style>
    <style:style style:name="P62" style:family="paragraph" style:parent-style-name="Preformatted_20_Text">
      <style:paragraph-properties fo:text-align="justify" style:justify-single-word="false"/>
      <style:text-properties fo:font-variant="normal" fo:text-transform="none" fo:color="#3b78e7" style:font-name="Roboto Mono" fo:font-size="10.5pt" fo:letter-spacing="normal" fo:font-style="normal" fo:font-weight="normal" officeooo:rsid="004057d1" officeooo:paragraph-rsid="004057d1"/>
    </style:style>
    <style:style style:name="P63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Roboto Mono" fo:font-size="10.5pt" fo:letter-spacing="normal" fo:font-style="normal" fo:font-weight="normal" officeooo:rsid="002cb117" officeooo:paragraph-rsid="002cb117"/>
    </style:style>
    <style:style style:name="P64" style:family="paragraph" style:parent-style-name="Preformatted_20_Text">
      <style:paragraph-properties fo:text-align="justify" style:justify-single-word="false"/>
      <style:text-properties fo:font-variant="normal" fo:text-transform="none" fo:color="#0000ff" style:font-name="Roboto Mono" fo:font-size="10.5pt" fo:letter-spacing="normal" fo:font-style="normal" fo:font-weight="bold" officeooo:rsid="002dfa32" officeooo:paragraph-rsid="002dfa32"/>
    </style:style>
    <style:style style:name="P65" style:family="paragraph" style:parent-style-name="Heading_20_3">
      <style:text-properties fo:font-variant="normal" fo:text-transform="none" fo:color="#ff0000" style:font-name="Roboto1" fo:font-size="15pt" fo:letter-spacing="normal" fo:font-style="normal" fo:font-weight="normal"/>
    </style:style>
    <style:style style:name="T1" style:family="text">
      <style:text-properties style:font-name="Liberation Serif" fo:font-size="11pt" style:font-size-asian="11pt" style:font-size-complex="11pt"/>
    </style:style>
    <style:style style:name="T2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Liberation Serif" fo:font-size="11pt" fo:font-weight="bold" officeooo:rsid="0018d9e5" style:font-size-asian="11pt" style:font-weight-asian="bold" style:font-size-complex="11pt" style:font-weight-complex="bold"/>
    </style:style>
    <style:style style:name="T4" style:family="text">
      <style:text-properties fo:color="#484848" style:font-name="Liberation Serif" fo:font-size="11pt" officeooo:rsid="0018d9e5" style:font-size-asian="11pt" style:font-weight-asian="bold" style:font-size-complex="11pt" style:font-weight-complex="bold"/>
    </style:style>
    <style:style style:name="T5" style:family="text">
      <style:text-properties fo:color="#484848" style:font-name="Liberation Serif" fo:font-size="11pt" fo:font-weight="bold" officeooo:rsid="0018d9e5" style:font-size-asian="11pt" style:font-size-complex="11pt"/>
    </style:style>
    <style:style style:name="T6" style:family="text">
      <style:text-properties fo:color="#484848" style:font-name="Liberation Serif" fo:font-size="11pt" fo:font-weight="bold" officeooo:rsid="0018d9e5" style:font-size-asian="11pt" style:font-weight-asian="bold" style:font-size-complex="11pt" style:font-weight-complex="bold"/>
    </style:style>
    <style:style style:name="T7" style:family="text">
      <style:text-properties officeooo:rsid="001e6464"/>
    </style:style>
    <style:style style:name="T8" style:family="text">
      <style:text-properties officeooo:rsid="001fa56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a56e" style:font-weight-asian="bold" style:font-weight-complex="bold"/>
    </style:style>
    <style:style style:name="T11" style:family="text">
      <style:text-properties fo:font-weight="bold" style:font-weight-asian="bold" style:font-weight-complex="bold" fo:padding="0cm" fo:border="none"/>
    </style:style>
    <style:style style:name="T12" style:family="text">
      <style:text-properties fo:font-weight="bold" officeooo:rsid="004057d1" style:font-weight-asian="bold" style:font-weight-complex="bold"/>
    </style:style>
    <style:style style:name="T13" style:family="text">
      <style:text-properties fo:color="#3b78e7"/>
    </style:style>
    <style:style style:name="T14" style:family="text">
      <style:text-properties fo:color="#3b78e7" fo:font-style="normal" fo:font-weight="normal"/>
    </style:style>
    <style:style style:name="T15" style:family="text">
      <style:text-properties fo:color="#3b78e7" fo:font-size="9pt" style:font-size-asian="9pt" style:font-size-complex="9pt"/>
    </style:style>
    <style:style style:name="T16" style:family="text">
      <style:text-properties fo:color="#000000"/>
    </style:style>
    <style:style style:name="T17" style:family="text">
      <style:text-properties fo:color="#000000" style:font-name="Liberation Serif" fo:font-size="11pt" style:font-size-asian="11pt" style:font-size-complex="11pt"/>
    </style:style>
    <style:style style:name="T18" style:family="text">
      <style:text-properties fo:color="#000000" style:font-name="Liberation Serif" fo:font-size="11pt" fo:font-style="normal" fo:font-weight="normal" style:font-size-asian="11pt" style:font-size-complex="11pt"/>
    </style:style>
    <style:style style:name="T19" style:family="text">
      <style:text-properties fo:color="#000000" fo:font-style="normal" fo:font-weight="normal"/>
    </style:style>
    <style:style style:name="T20" style:family="text">
      <style:text-properties fo:color="#000000" fo:font-size="9pt" style:font-size-asian="9pt" style:font-size-complex="9pt"/>
    </style:style>
    <style:style style:name="T21" style:family="text">
      <style:text-properties fo:color="#000000" style:font-size-asian="11pt" style:font-size-complex="11pt"/>
    </style:style>
    <style:style style:name="T22" style:family="text">
      <style:text-properties fo:color="#000000" officeooo:rsid="0025f288" style:font-size-asian="11pt" style:font-size-complex="11pt"/>
    </style:style>
    <style:style style:name="T23" style:family="text">
      <style:text-properties fo:color="#000000" style:font-name="Roboto" fo:font-size="10.5pt"/>
    </style:style>
    <style:style style:name="T24" style:family="text">
      <style:text-properties fo:color="#000000" style:font-name="Roboto" fo:font-size="10.5pt" officeooo:rsid="00258ecf"/>
    </style:style>
    <style:style style:name="T25" style:family="text">
      <style:text-properties fo:color="#000000" style:font-name="Roboto" fo:font-size="10.5pt" officeooo:rsid="0025f288"/>
    </style:style>
    <style:style style:name="T26" style:family="text">
      <style:text-properties fo:color="#000000" officeooo:rsid="00258ecf"/>
    </style:style>
    <style:style style:name="T27" style:family="text">
      <style:text-properties fo:color="#8e24aa" fo:font-size="9pt" style:font-size-asian="9pt" style:font-size-complex="9pt"/>
    </style:style>
    <style:style style:name="T28" style:family="text">
      <style:text-properties fo:color="#666600" style:font-name="Liberation Serif" fo:font-size="11pt" fo:font-style="normal" fo:font-weight="normal" style:font-size-asian="11pt" style:font-size-complex="11pt"/>
    </style:style>
    <style:style style:name="T29" style:family="text">
      <style:text-properties fo:color="#666600" style:font-name="Liberation Serif" fo:font-size="11pt" fo:font-style="normal" fo:font-weight="normal" officeooo:rsid="0021d231" style:font-size-asian="11pt" style:font-size-complex="11pt"/>
    </style:style>
    <style:style style:name="T30" style:family="text">
      <style:text-properties fo:color="#666600" fo:font-style="normal" fo:font-weight="normal"/>
    </style:style>
    <style:style style:name="T31" style:family="text">
      <style:text-properties fo:color="#666600" fo:font-style="normal" fo:font-weight="normal" officeooo:rsid="0021d231"/>
    </style:style>
    <style:style style:name="T32" style:family="text">
      <style:text-properties fo:color="#666600" fo:font-style="normal" fo:font-weight="normal" officeooo:rsid="00238609"/>
    </style:style>
    <style:style style:name="T33" style:family="text">
      <style:text-properties fo:color="#666600" fo:font-size="9pt" style:font-size-asian="9pt" style:font-size-complex="9pt"/>
    </style:style>
    <style:style style:name="T34" style:family="text">
      <style:text-properties fo:color="#0d904f" style:font-name="Liberation Serif" fo:font-size="11pt" fo:font-style="normal" fo:font-weight="normal" style:font-size-asian="11pt" style:font-size-complex="11pt"/>
    </style:style>
    <style:style style:name="T35" style:family="text">
      <style:text-properties fo:color="#0d904f" fo:font-style="normal" fo:font-weight="normal"/>
    </style:style>
    <style:style style:name="T36" style:family="text">
      <style:text-properties fo:color="#0d904f" fo:font-size="9pt" style:font-size-asian="9pt" style:font-size-complex="9pt"/>
    </style:style>
    <style:style style:name="T37" style:family="text">
      <style:text-properties fo:color="#d81b60" fo:font-style="normal" fo:font-weight="normal"/>
    </style:style>
    <style:style style:name="T38" style:family="text">
      <style:text-properties fo:font-variant="normal" fo:text-transform="none" fo:color="#3e433e" fo:font-size="9pt" fo:letter-spacing="normal" fo:font-style="normal" fo:font-weight="normal" officeooo:rsid="0021d231" style:font-size-asian="9pt" style:font-size-complex="9pt"/>
    </style:style>
    <style:style style:name="T39" style:family="text">
      <style:text-properties fo:font-variant="normal" fo:text-transform="none" fo:color="#212121" style:font-name="Roboto1" fo:font-size="12pt" fo:letter-spacing="normal" fo:font-style="normal" fo:font-weight="normal"/>
    </style:style>
    <style:style style:name="T40" style:family="text">
      <style:text-properties fo:font-variant="normal" fo:text-transform="none" fo:color="#212121" style:font-name="Roboto1" fo:font-size="15pt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212121" fo:letter-spacing="normal"/>
    </style:style>
    <style:style style:name="T42" style:family="text">
      <style:text-properties fo:font-variant="normal" fo:text-transform="none" fo:color="#212121" fo:letter-spacing="normal" fo:font-style="normal" fo:font-weight="normal"/>
    </style:style>
    <style:style style:name="T43" style:family="text">
      <style:text-properties fo:font-variant="normal" fo:text-transform="none" fo:color="#212121" fo:font-size="12pt" fo:letter-spacing="normal" fo:font-style="normal" fo:font-weight="normal"/>
    </style:style>
    <style:style style:name="T44" style:family="text">
      <style:text-properties fo:font-variant="normal" fo:text-transform="none" fo:color="#212121" fo:font-size="12pt" fo:letter-spacing="normal" fo:font-style="normal" fo:font-weight="normal" style:font-size-asian="12pt" style:font-size-complex="12pt" fo:padding="0cm" fo:border="none"/>
    </style:style>
    <style:style style:name="T45" style:family="text">
      <style:text-properties fo:font-variant="normal" fo:text-transform="none" fo:color="#212121" style:font-name="Liberation Serif" fo:font-size="12pt" fo:letter-spacing="normal" fo:font-style="normal" fo:font-weight="normal" style:font-size-asian="12pt" style:font-size-complex="12pt" fo:padding="0cm" fo:border="none"/>
    </style:style>
    <style:style style:name="T46" style:family="text">
      <style:text-properties fo:font-variant="normal" fo:text-transform="none" fo:color="#212121" style:font-name="Liberation Serif" fo:font-size="12pt" fo:letter-spacing="normal" fo:font-style="normal" fo:font-weight="normal" officeooo:rsid="00316b38" style:font-size-asian="12pt" style:font-size-complex="12pt" fo:padding="0cm" fo:border="none"/>
    </style:style>
    <style:style style:name="T47" style:family="text">
      <style:text-properties fo:font-variant="normal" fo:text-transform="none" fo:color="#212121" style:font-name="Liberation Serif" fo:font-size="12pt" fo:letter-spacing="normal" fo:font-style="normal" fo:font-weight="normal" style:font-size-asian="12pt" style:font-weight-asian="bold" style:font-size-complex="12pt" style:font-weight-complex="bold" fo:padding="0cm" fo:border="none"/>
    </style:style>
    <style:style style:name="T48" style:family="text">
      <style:text-properties fo:font-variant="normal" fo:text-transform="none" fo:color="#212121" style:font-name="Liberation Serif" fo:font-size="12pt" fo:letter-spacing="normal" fo:font-style="normal" fo:font-weight="bold" style:font-size-asian="12pt" style:font-weight-asian="bold" style:font-size-complex="12pt" style:font-weight-complex="bold" fo:padding="0cm" fo:border="none"/>
    </style:style>
    <style:style style:name="T49" style:family="text">
      <style:text-properties fo:font-variant="normal" fo:text-transform="none" fo:color="#212121" style:font-name="Liberation Serif" fo:font-size="12pt" fo:letter-spacing="normal" fo:font-style="normal" fo:font-weight="bold" officeooo:rsid="00316b38" style:font-size-asian="12pt" style:font-weight-asian="bold" style:font-size-complex="12pt" style:font-weight-complex="bold" fo:padding="0cm" fo:border="none"/>
    </style:style>
    <style:style style:name="T50" style:family="text">
      <style:text-properties fo:font-variant="normal" fo:text-transform="none" fo:color="#212121" style:font-name="Liberation Serif" fo:font-size="12pt" fo:letter-spacing="normal" fo:font-style="normal" fo:font-weight="bold" officeooo:rsid="003bea23" style:font-size-asian="12pt" style:font-weight-asian="bold" style:font-size-complex="12pt" style:font-weight-complex="bold" fo:padding="0cm" fo:border="none"/>
    </style:style>
    <style:style style:name="T51" style:family="text">
      <style:text-properties fo:font-variant="normal" fo:text-transform="none" fo:color="#212121" style:font-name="Liberation Serif" fo:font-size="12pt" fo:letter-spacing="normal" fo:font-style="normal" fo:font-weight="bold" officeooo:rsid="0031ddbf" fo:background-color="#f7f7f7" loext:char-shading-value="0" style:font-size-asian="12pt" style:font-size-complex="12pt" fo:padding="0cm" fo:border="none"/>
    </style:style>
    <style:style style:name="T52" style:family="text">
      <style:text-properties fo:font-variant="normal" fo:text-transform="none" fo:color="#212121" style:font-name="Liberation Serif" fo:font-size="12pt" fo:letter-spacing="normal" fo:font-style="normal" fo:font-weight="bold" officeooo:rsid="0031ddbf" fo:background-color="#f7f7f7" loext:char-shading-value="0" style:font-size-asian="12pt" style:font-weight-asian="bold" style:font-size-complex="12pt" style:font-weight-complex="bold" fo:padding="0cm" fo:border="none"/>
    </style:style>
    <style:style style:name="T53" style:family="text">
      <style:text-properties fo:font-variant="normal" fo:text-transform="none" fo:color="#212121" style:font-name="Liberation Serif" fo:font-size="12pt" fo:letter-spacing="normal" fo:font-style="normal" fo:font-weight="bold" officeooo:rsid="00363b3e" fo:background-color="#f7f7f7" loext:char-shading-value="0" style:font-size-asian="12pt" style:font-weight-asian="bold" style:font-size-complex="12pt" style:font-weight-complex="bold" fo:padding="0cm" fo:border="none"/>
    </style:style>
    <style:style style:name="T54" style:family="text">
      <style:text-properties fo:font-variant="normal" fo:text-transform="none" fo:color="#212121" style:font-name="Liberation Serif" fo:font-size="11pt" fo:letter-spacing="normal" fo:font-style="normal" fo:font-weight="normal" style:font-size-asian="11pt" style:font-size-complex="11pt"/>
    </style:style>
    <style:style style:name="T55" style:family="text">
      <style:text-properties fo:font-variant="normal" fo:text-transform="none" fo:color="#212121" style:font-name="Liberation Serif" fo:font-size="11pt" fo:letter-spacing="normal" fo:font-style="normal" fo:font-weight="normal" officeooo:rsid="00363b3e" style:font-size-asian="11pt" style:font-size-complex="11pt"/>
    </style:style>
    <style:style style:name="T56" style:family="text">
      <style:text-properties fo:font-variant="normal" fo:text-transform="none" fo:color="#212121" style:font-name="Liberation Serif" fo:font-size="11pt" fo:letter-spacing="normal" style:font-size-asian="11pt" style:font-size-complex="11pt"/>
    </style:style>
    <style:style style:name="T57" style:family="text">
      <style:text-properties fo:font-variant="normal" fo:text-transform="none" fo:color="#212121" fo:font-size="15pt" fo:letter-spacing="normal" fo:font-style="normal" fo:font-weight="bold" style:font-weight-asian="bold" style:font-weight-complex="bold"/>
    </style:style>
    <style:style style:name="T58" style:family="text">
      <style:text-properties fo:font-variant="normal" fo:text-transform="none" fo:color="#212121" fo:font-size="11pt" fo:letter-spacing="normal" fo:font-style="normal" fo:font-weight="normal" style:font-size-asian="11pt" style:font-size-complex="11pt"/>
    </style:style>
    <style:style style:name="T59" style:family="text">
      <style:text-properties fo:font-variant="normal" fo:text-transform="none" fo:color="#212121" fo:font-size="11pt" fo:letter-spacing="normal" style:font-size-asian="11pt" style:font-size-complex="11pt"/>
    </style:style>
    <style:style style:name="T60" style:family="text">
      <style:text-properties fo:font-variant="normal" fo:text-transform="none" fo:color="#37474f" style:font-name="Roboto Mono" fo:font-size="10.5pt" fo:letter-spacing="normal" fo:font-style="normal" fo:font-weight="bold" fo:background-color="#f7f7f7" loext:char-shading-value="0" fo:padding="0cm" fo:border="none"/>
    </style:style>
    <style:style style:name="T61" style:family="text">
      <style:text-properties fo:font-variant="normal" fo:text-transform="none" fo:color="#37474f" style:font-name="Roboto Mono" fo:font-size="10.5pt" fo:font-style="normal" fo:font-weight="bold" fo:background-color="#f7f7f7" loext:char-shading-value="0" fo:padding="0cm" fo:border="none"/>
    </style:style>
    <style:style style:name="T62" style:family="text">
      <style:text-properties fo:font-variant="normal" fo:text-transform="none" fo:color="#37474f" fo:font-size="10.5pt" fo:letter-spacing="normal" fo:font-style="normal" fo:font-weight="bold" fo:background-color="#f7f7f7" loext:char-shading-value="0" fo:padding="0cm" fo:border="none"/>
    </style:style>
    <style:style style:name="T63" style:family="text">
      <style:text-properties fo:font-variant="normal" fo:text-transform="none" fo:color="#37474f" style:font-name="Liberation Serif" fo:font-size="10.5pt" fo:letter-spacing="normal" fo:font-style="normal" fo:font-weight="bold" fo:background-color="#f7f7f7" loext:char-shading-value="0" fo:padding="0cm" fo:border="none"/>
    </style:style>
    <style:style style:name="T64" style:family="text">
      <style:text-properties fo:font-variant="normal" fo:text-transform="none" fo:color="#37474f" style:font-name="Liberation Serif" fo:letter-spacing="normal" fo:font-style="normal" fo:font-weight="bold" fo:background-color="#f7f7f7" loext:char-shading-value="0" fo:padding="0cm" fo:border="none"/>
    </style:style>
    <style:style style:name="T65" style:family="text">
      <style:text-properties fo:font-variant="normal" fo:text-transform="none" fo:color="#37474f" style:font-name="Liberation Serif" fo:font-size="12pt" fo:letter-spacing="normal" fo:font-style="normal" fo:font-weight="bold" fo:background-color="#f7f7f7" loext:char-shading-value="0" style:font-size-asian="12pt" style:font-size-complex="12pt" fo:padding="0cm" fo:border="none"/>
    </style:style>
    <style:style style:name="T66" style:family="text">
      <style:text-properties fo:font-variant="normal" fo:text-transform="none" fo:color="#37474f" style:font-name="Liberation Serif" fo:font-size="12pt" fo:letter-spacing="normal" fo:font-style="normal" fo:font-weight="bold" fo:background-color="#f7f7f7" loext:char-shading-value="0" style:font-size-asian="12pt" style:font-weight-asian="bold" style:font-size-complex="12pt" style:font-weight-complex="bold" fo:padding="0cm" fo:border="none"/>
    </style:style>
    <style:style style:name="T67" style:family="text">
      <style:text-properties fo:font-variant="normal" fo:text-transform="none" fo:color="#37474f" style:font-name="Liberation Serif" fo:font-size="12pt" fo:letter-spacing="normal" fo:font-style="normal" fo:font-weight="bold" officeooo:rsid="00316b38" fo:background-color="#f7f7f7" loext:char-shading-value="0" style:font-size-asian="12pt" style:font-weight-asian="bold" style:font-size-complex="12pt" style:font-weight-complex="bold" fo:padding="0cm" fo:border="none"/>
    </style:style>
    <style:style style:name="T68" style:family="text">
      <style:text-properties fo:font-variant="normal" fo:text-transform="none" fo:color="#37474f" style:font-name="Liberation Serif" fo:font-size="11pt" fo:letter-spacing="normal" fo:font-style="normal" fo:font-weight="bold" fo:background-color="#f7f7f7" loext:char-shading-value="0" style:font-size-asian="11pt" style:font-size-complex="11pt" fo:padding="0cm" fo:border="none"/>
    </style:style>
    <style:style style:name="T69" style:family="text">
      <style:text-properties fo:font-variant="normal" fo:text-transform="none" fo:color="#ff0000" style:font-name="Liberation Serif" fo:font-size="12pt" fo:letter-spacing="normal" fo:font-style="normal" fo:font-weight="bold" officeooo:rsid="0031ddbf" fo:background-color="#f7f7f7" loext:char-shading-value="0" style:font-size-asian="12pt" style:font-size-complex="12pt" fo:padding="0cm" fo:border="none"/>
    </style:style>
    <style:style style:name="T70" style:family="text">
      <style:text-properties fo:font-variant="normal" fo:text-transform="none" fo:color="#ff0000" style:font-name="Liberation Serif" fo:font-size="12pt" fo:letter-spacing="normal" fo:font-style="normal" fo:font-weight="bold" officeooo:rsid="0031ddbf" fo:background-color="#f7f7f7" loext:char-shading-value="0" style:font-size-asian="12pt" style:font-weight-asian="bold" style:font-size-complex="12pt" style:font-weight-complex="bold" fo:padding="0cm" fo:border="none"/>
    </style:style>
    <style:style style:name="T71" style:family="text">
      <style:text-properties fo:font-variant="normal" fo:text-transform="none" fo:color="#ff0000" style:font-name="Liberation Serif" fo:font-size="12pt" fo:letter-spacing="normal" fo:font-style="normal" fo:font-weight="bold" fo:background-color="#f7f7f7" loext:char-shading-value="0" style:font-size-asian="12pt" style:font-weight-asian="bold" style:font-size-complex="12pt" style:font-weight-complex="bold" fo:padding="0cm" fo:border="none"/>
    </style:style>
    <style:style style:name="T72" style:family="text">
      <style:text-properties fo:font-variant="normal" fo:text-transform="none" fo:color="#ff0000" style:font-name="Liberation Serif" fo:font-size="12pt" fo:letter-spacing="normal" fo:font-style="normal" fo:font-weight="bold" officeooo:rsid="00363b3e" fo:background-color="#f7f7f7" loext:char-shading-value="0" style:font-size-asian="12pt" style:font-weight-asian="bold" style:font-size-complex="12pt" style:font-weight-complex="bold" fo:padding="0cm" fo:border="none"/>
    </style:style>
    <style:style style:name="T73" style:family="text">
      <style:text-properties fo:font-variant="normal" fo:text-transform="none" fo:color="#ff0000" style:font-name="Liberation Serif" fo:font-size="12pt" fo:font-style="normal" fo:font-weight="bold" officeooo:rsid="0034a96a" style:font-size-asian="12pt" style:font-weight-asian="bold" style:font-size-complex="12pt" style:font-weight-complex="bold" fo:padding="0cm" fo:border="none"/>
    </style:style>
    <style:style style:name="T74" style:family="text">
      <style:text-properties fo:font-variant="normal" fo:text-transform="none" fo:color="#ff0000" fo:font-size="12pt" fo:letter-spacing="normal" fo:font-style="normal" fo:font-weight="bold" style:font-size-asian="12pt" style:font-weight-asian="bold" style:font-size-complex="12pt" style:font-weight-complex="bold" fo:padding="0cm" fo:border="none"/>
    </style:style>
    <style:style style:name="T75" style:family="text">
      <style:text-properties fo:font-variant="normal" fo:text-transform="none" fo:color="#ff0000" fo:font-size="15pt" fo:letter-spacing="normal" fo:font-style="normal" fo:font-weight="bold" style:font-weight-asian="bold" style:font-weight-complex="bold"/>
    </style:style>
    <style:style style:name="T76" style:family="text">
      <style:text-properties fo:font-variant="normal" fo:text-transform="none" fo:font-style="normal" fo:padding="0cm" fo:border="none"/>
    </style:style>
    <style:style style:name="T77" style:family="text">
      <style:text-properties fo:font-variant="normal" fo:text-transform="none" fo:color="#996600" style:font-name="Liberation Serif" fo:font-size="12pt" fo:font-style="normal" fo:font-weight="bold" style:font-size-asian="12pt" style:font-weight-asian="bold" style:font-size-complex="12pt" style:font-weight-complex="bold" fo:padding="0cm" fo:border="none"/>
    </style:style>
    <style:style style:name="T78" style:family="text">
      <style:text-properties fo:font-variant="normal" fo:text-transform="none" fo:color="#996600" style:font-name="Liberation Serif" fo:font-size="12pt" fo:font-style="normal" fo:font-weight="bold" officeooo:rsid="0034a96a" style:font-size-asian="12pt" style:font-weight-asian="bold" style:font-size-complex="12pt" style:font-weight-complex="bold" fo:padding="0cm" fo:border="none"/>
    </style:style>
    <style:style style:name="T79" style:family="text">
      <style:text-properties fo:font-variant="normal" fo:text-transform="none" fo:color="#039be5" style:text-line-through-style="none" style:text-line-through-type="none" style:font-name="Roboto1" fo:font-size="12pt" fo:letter-spacing="normal" fo:font-style="normal" style:text-underline-style="none" fo:font-weight="normal" style:text-blinking="false"/>
    </style:style>
    <style:style style:name="T80" style:family="text">
      <style:text-properties fo:font-variant="normal" fo:text-transform="none" fo:color="#039be5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81" style:family="text">
      <style:text-properties fo:font-variant="normal" fo:text-transform="none" fo:color="#039be5" style:text-line-through-style="none" style:text-line-through-type="none" style:font-name="Liberation Serif" fo:font-size="11pt" fo:letter-spacing="normal" fo:font-style="normal" style:text-underline-style="none" fo:font-weight="normal" style:text-blinking="false" style:font-size-asian="11pt" style:font-size-complex="11pt"/>
    </style:style>
    <style:style style:name="T82" style:family="text">
      <style:text-properties fo:font-variant="normal" fo:text-transform="none" fo:color="#039be5" style:text-line-through-style="none" style:text-line-through-type="none" fo:letter-spacing="normal" fo:font-style="normal" style:text-underline-style="none" fo:font-weight="normal" style:text-blinking="false"/>
    </style:style>
    <style:style style:name="T83" style:family="text">
      <style:text-properties fo:font-variant="normal" fo:text-transform="none" fo:color="#039be5" style:text-line-through-style="none" style:text-line-through-type="none" fo:font-size="11pt" fo:letter-spacing="normal" fo:font-style="normal" style:text-underline-style="none" fo:font-weight="normal" style:text-blinking="false" style:font-size-asian="11pt" style:font-size-complex="11pt"/>
    </style:style>
    <style:style style:name="T84" style:family="text">
      <style:text-properties fo:font-variant="normal" fo:text-transform="none" style:font-name="Liberation Serif" fo:font-size="12pt" fo:font-style="normal" officeooo:rsid="0034a96a" style:font-size-asian="12pt" style:font-size-complex="12pt" fo:padding="0cm" fo:border="none"/>
    </style:style>
    <style:style style:name="T85" style:family="text">
      <style:text-properties fo:font-variant="normal" fo:text-transform="none" fo:color="#0288d1" fo:font-size="10.5pt" fo:letter-spacing="normal" fo:font-style="normal" fo:font-weight="normal"/>
    </style:style>
    <style:style style:name="T86" style:family="text">
      <style:text-properties fo:font-variant="normal" fo:text-transform="none" fo:color="#cc00cc" style:font-name="Liberation Serif" fo:font-size="11pt" fo:letter-spacing="normal" fo:font-style="normal" fo:font-weight="bold" fo:background-color="#f7f7f7" loext:char-shading-value="0" style:font-size-asian="11pt" style:font-size-complex="11pt" fo:padding="0cm" fo:border="none"/>
    </style:style>
    <style:style style:name="T87" style:family="text">
      <style:text-properties fo:font-variant="normal" fo:text-transform="none" fo:color="#000000" style:font-name="Liberation Serif" fo:font-size="12pt" fo:font-style="normal" fo:font-weight="normal" officeooo:rsid="0034a96a" style:font-size-asian="12pt" style:font-weight-asian="normal" style:font-size-complex="12pt" style:font-weight-complex="normal" fo:padding="0cm" fo:border="none"/>
    </style:style>
    <style:style style:name="T88" style:family="text">
      <style:text-properties officeooo:rsid="0023bb65"/>
    </style:style>
    <style:style style:name="T89" style:family="text">
      <style:text-properties style:font-name="Roboto" fo:font-size="10.5pt"/>
    </style:style>
    <style:style style:name="T90" style:family="text">
      <style:text-properties officeooo:rsid="002479bd"/>
    </style:style>
    <style:style style:name="T91" style:family="text">
      <style:text-properties officeooo:rsid="00258ecf"/>
    </style:style>
    <style:style style:name="T92" style:family="text">
      <style:text-properties officeooo:rsid="0025f288"/>
    </style:style>
    <style:style style:name="T93" style:family="text">
      <style:text-properties fo:color="#ff3333" officeooo:rsid="00247ce2" style:font-size-asian="11pt" style:font-size-complex="11pt"/>
    </style:style>
    <style:style style:name="T94" style:family="text">
      <style:text-properties fo:color="#ff3333" officeooo:rsid="00258ecf" style:font-size-asian="11pt" style:font-size-complex="11pt"/>
    </style:style>
    <style:style style:name="T95" style:family="text">
      <style:text-properties fo:color="#ff3333" fo:font-weight="bold" officeooo:rsid="00247ce2" style:font-size-asian="11pt" style:font-weight-asian="bold" style:font-size-complex="11pt" style:font-weight-complex="bold"/>
    </style:style>
    <style:style style:name="T96" style:family="text">
      <style:text-properties style:font-size-asian="11pt" style:font-size-complex="11pt"/>
    </style:style>
    <style:style style:name="T97" style:family="text">
      <style:text-properties officeooo:rsid="00247ce2" style:font-size-asian="11pt" style:font-size-complex="11pt"/>
    </style:style>
    <style:style style:name="T98" style:family="text">
      <style:text-properties officeooo:rsid="0028f43e" style:font-size-asian="11pt" style:font-size-complex="11pt"/>
    </style:style>
    <style:style style:name="T99" style:family="text">
      <style:text-properties fo:color="#ff6666" fo:font-weight="bold" style:font-weight-asian="bold" style:font-weight-complex="bold"/>
    </style:style>
    <style:style style:name="T100" style:family="text">
      <style:text-properties officeooo:rsid="00276006"/>
    </style:style>
    <style:style style:name="T101" style:family="text">
      <style:text-properties fo:color="#ff3300" fo:font-weight="bold" style:font-weight-asian="bold" style:font-weight-complex="bold"/>
    </style:style>
    <style:style style:name="T102" style:family="text">
      <style:text-properties fo:color="#009933" fo:font-weight="bold" style:font-weight-asian="bold" style:font-weight-complex="bold"/>
    </style:style>
    <style:style style:name="T103" style:family="text">
      <style:text-properties fo:color="#212121"/>
    </style:style>
    <style:style style:name="T104" style:family="text">
      <style:text-properties fo:color="#212121" style:font-name="Roboto1" fo:font-size="12pt"/>
    </style:style>
    <style:style style:name="T105" style:family="text">
      <style:text-properties fo:color="#212121" style:font-name="Roboto1" fo:font-size="12pt" fo:font-weight="bold" officeooo:rsid="0033244e" style:font-weight-asian="bold" style:font-weight-complex="bold"/>
    </style:style>
    <style:style style:name="T106" style:family="text">
      <style:text-properties fo:color="#212121" style:font-name="Liberation Serif" fo:font-size="12pt" style:font-size-asian="12pt" style:font-size-complex="12pt" fo:padding="0cm" fo:border="none"/>
    </style:style>
    <style:style style:name="T107" style:family="text">
      <style:text-properties fo:color="#212121" style:font-name="Liberation Serif" fo:font-size="12pt" fo:font-weight="bold" style:font-size-asian="12pt" style:font-weight-asian="bold" style:font-size-complex="12pt" style:font-weight-complex="bold" fo:padding="0cm" fo:border="none"/>
    </style:style>
    <style:style style:name="T108" style:family="text">
      <style:text-properties fo:font-size="12pt" fo:font-style="normal" fo:font-weight="normal"/>
    </style:style>
    <style:style style:name="T109" style:family="text">
      <style:text-properties fo:font-size="12pt" fo:font-style="normal" fo:font-weight="bold" style:font-weight-asian="bold" style:font-weight-complex="bold"/>
    </style:style>
    <style:style style:name="T110" style:family="text">
      <style:text-properties fo:font-size="12pt" fo:font-style="normal" fo:font-weight="bold" officeooo:rsid="004057d1" style:font-weight-asian="bold" style:font-weight-complex="bold"/>
    </style:style>
    <style:style style:name="T111" style:family="text">
      <style:text-properties fo:color="#37474f" style:font-name="Roboto Mono" fo:font-weight="bold" fo:background-color="#f7f7f7" loext:char-shading-value="0" fo:padding="0cm" fo:border="none"/>
    </style:style>
    <style:style style:name="T112" style:family="text">
      <style:text-properties fo:color="#37474f" style:font-name="Liberation Serif" fo:font-size="12pt" fo:font-weight="bold" fo:background-color="#f7f7f7" loext:char-shading-value="0" style:font-size-asian="12pt" style:font-size-complex="12pt" fo:padding="0cm" fo:border="none"/>
    </style:style>
    <style:style style:name="T113" style:family="text">
      <style:text-properties fo:padding="0cm" fo:border="none"/>
    </style:style>
    <style:style style:name="T114" style:family="text">
      <style:text-properties fo:color="#ff0000"/>
    </style:style>
    <style:style style:name="T115" style:family="text">
      <style:text-properties fo:color="#ff0000" style:font-name="Roboto1" fo:font-size="12pt" fo:font-weight="bold" style:font-weight-asian="bold" style:font-weight-complex="bold"/>
    </style:style>
    <style:style style:name="T116" style:family="text">
      <style:text-properties fo:color="#ff0000" style:font-name="Roboto1" fo:font-size="12pt" fo:font-weight="bold" officeooo:rsid="002fd9a2" style:font-weight-asian="bold" style:font-weight-complex="bold"/>
    </style:style>
    <style:style style:name="T117" style:family="text">
      <style:text-properties fo:color="#ff0000" fo:font-weight="bold" style:font-weight-asian="bold" style:font-weight-complex="bold"/>
    </style:style>
    <style:style style:name="T118" style:family="text">
      <style:text-properties fo:color="#ff0000" style:font-name="Liberation Serif" fo:font-size="12pt" style:font-size-asian="12pt" style:font-size-complex="12pt" fo:padding="0cm" fo:border="none"/>
    </style:style>
    <style:style style:name="T119" style:family="text">
      <style:text-properties fo:color="#ff0000" style:font-name="Liberation Serif" fo:font-size="12pt" fo:font-weight="bold" fo:background-color="#f7f7f7" loext:char-shading-value="0" style:font-size-asian="12pt" style:font-size-complex="12pt" fo:padding="0cm" fo:border="none"/>
    </style:style>
    <style:style style:name="T120" style:family="text">
      <style:text-properties style:font-weight-asian="bold" style:font-weight-complex="bold"/>
    </style:style>
    <style:style style:name="T121" style:family="text">
      <style:text-properties style:font-name="Liberation Serif" fo:font-size="12pt" fo:font-style="normal" fo:font-weight="bold" style:font-weight-asian="bold" style:font-weight-complex="bold"/>
    </style:style>
    <style:style style:name="T122" style:family="text">
      <style:text-properties style:font-name="Liberation Serif" fo:font-size="12pt" fo:font-style="normal" fo:font-weight="bold" officeooo:rsid="004057d1" style:font-weight-asian="bold" style:font-weight-complex="bold"/>
    </style:style>
    <style:style style:name="T123" style:family="text">
      <style:text-properties style:font-name="Liberation Serif" fo:font-size="11pt" officeooo:rsid="004057d1" style:font-size-asian="11pt" style:font-size-complex="11pt"/>
    </style:style>
    <style:style style:name="T124" style:family="text">
      <style:text-properties style:font-name="Liberation Serif" fo:font-size="11pt" fo:font-weight="bold" officeooo:rsid="004057d1" style:font-size-asian="11pt" style:font-weight-asian="bold" style:font-size-complex="11pt" style:font-weight-complex="bold"/>
    </style:style>
    <style:style style:name="T125" style:family="text">
      <style:text-properties style:font-name="Liberation Serif" fo:font-size="11pt" fo:letter-spacing="normal" fo:font-weight="normal" style:font-size-asian="11pt" style:font-size-complex="11pt"/>
    </style:style>
    <style:style style:name="T126" style:family="text">
      <style:text-properties style:font-name="Liberation Serif" fo:font-size="11pt" fo:letter-spacing="normal" fo:font-weight="bold" style:font-size-asian="11pt" style:font-weight-asian="bold" style:font-size-complex="11pt" style:font-weight-complex="bold"/>
    </style:style>
    <style:style style:name="T127" style:family="text">
      <style:text-properties style:font-name="Liberation Serif" fo:font-size="11pt" fo:font-style="normal" fo:font-weight="bold" officeooo:rsid="004057d1" style:font-size-asian="11pt" style:font-weight-asian="bold" style:font-size-complex="11pt" style:font-weight-complex="bold"/>
    </style:style>
    <style:style style:name="T128" style:family="text">
      <style:text-properties style:font-name="Liberation Serif" officeooo:rsid="004057d1"/>
    </style:style>
    <style:style style:name="T129" style:family="text">
      <style:text-properties style:font-name="Liberation Serif" fo:font-weight="bold" officeooo:rsid="004057d1" style:font-weight-asian="bold" style:font-weight-complex="bold"/>
    </style:style>
    <style:style style:name="T130" style:family="text">
      <style:text-properties style:font-name="Liberation Serif" fo:font-size="15.75pt" fo:letter-spacing="normal" fo:font-weight="normal"/>
    </style:style>
    <style:style style:name="T131" style:family="text">
      <style:text-properties style:font-name="Liberation Serif" fo:letter-spacing="normal" fo:font-weight="normal"/>
    </style:style>
    <style:style style:name="T132" style:family="text">
      <style:text-properties style:font-name="Liberation Serif" fo:font-style="normal" fo:font-weight="bold" officeooo:rsid="004057d1" style:font-weight-asian="bold" style:font-weight-complex="bold"/>
    </style:style>
    <style:style style:name="T133" style:family="text">
      <style:text-properties fo:color="#039be5" style:text-line-through-style="none" style:text-line-through-type="none" style:text-underline-style="none" style:text-blinking="false" fo:padding="0cm" fo:border="none"/>
    </style:style>
    <style:style style:name="T134" style:family="text">
      <style:text-properties officeooo:rsid="003278f7" fo:padding="0cm" fo:border="none"/>
    </style:style>
    <style:style style:name="T135" style:family="text">
      <style:text-properties officeooo:rsid="0039002d"/>
    </style:style>
    <style:style style:name="T136" style:family="text">
      <style:text-properties officeooo:rsid="003a97db"/>
    </style:style>
    <style:style style:name="T137" style:family="text">
      <style:text-properties style:font-name="Menlo" fo:font-size="12pt" fo:font-style="normal" fo:font-weight="normal"/>
    </style:style>
    <style:style style:name="T138" style:family="text">
      <style:text-properties officeooo:rsid="004057d1"/>
    </style:style>
    <style:style style:name="T139" style:family="text">
      <style:text-properties style:font-name="medium-content-serif-font" fo:font-size="15.75pt" fo:letter-spacing="normal" fo:font-weight="normal"/>
    </style:style>
    <style:style style:name="T140" style:family="text">
      <style:text-properties fo:font-size="15.75pt" fo:letter-spacing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www.youtube.com/watch?v=3xcbtykTkEM&amp;list=PLa8OODhatbXZ-XsM78E_8expiEAQycO2J">https://www.youtube.com/watch?v=3xcbtykTkEM&amp;list=PLa8OODhatbXZ-XsM78E_8expiEAQycO2J</text:a></text:p>
      <text:p text:style-name="P5"/>
      <text:p text:style-name="P4"><text:span text:style-name="T1">Según su propia definición, Firebase es un </text:span><text:span text:style-name="T2">conjunto de herramientas orientadas a la creación de aplicaciones de alta calidad</text:span><text:span text:style-name="T3">(</text:span><text:span text:style-name="T4">disponible tanto para </text:span><text:span text:style-name="Strong_20_Emphasis"><text:span text:style-name="T5">Android</text:span></text:span><text:span text:style-name="T4">, como para </text:span><text:span text:style-name="T6">iOS</text:span><text:span text:style-name="T4"> o </text:span><text:span text:style-name="T6">web</text:span><text:span text:style-name="T3">)</text:span><text:span text:style-name="T1">, al crecimiento de los usuarios y a ganar más dinero. Personalmente describo la plataforma como una </text:span><text:span text:style-name="T2">suite de diferentes aplicaciones que nos harán más fácil el desarrollo de nuestra aplicación</text:span><text:span text:style-name="T1">. </text:span></text:p>
      <text:p text:style-name="P4"/>
      <text:p text:style-name="P4"/>
      <text:h text:style-name="P1" text:outline-level="1"><text:bookmark text:name="eow-title"/><text:span text:style-name="T7">Clase </text:span>2.-Curso de firebase - Configuracion de Entorno</text:h>
      <text:p text:style-name="P6">Requerimientos Básicos</text:p>
      <text:p text:style-name="P6">- Conocimiento previo JavaScript</text:p>
      <text:p text:style-name="P6">- NodeJS</text:p>
      <text:p text:style-name="P6">- Editor Texto</text:p>
      <text:p text:style-name="P7">- Material Design Lite</text:p>
      <text:p text:style-name="P7"/>
      <text:p text:style-name="P7"/>
      <text:p text:style-name="P29"><text:a xlink:type="simple" xlink:href="https://support.google.com/firebase/answer/7000104?hl=es-419">https://support.google.com/firebase/answer/7000104?hl=es-419</text:a></text:p>
      <text:p text:style-name="P29"/>
      <text:p text:style-name="P7"><text:span text:style-name="T7">1- Crear Nuestro proyecto en nuestra consola de firebase</text:span> </text:p>
      <text:p text:style-name="P8"><text:a xlink:type="simple" xlink:href="https://console.firebase.google.com/">https://console.firebase.google.com/</text:a></text:p>
      <text:p text:style-name="P8"/>
      <text:p text:style-name="P8"><text:s/>--<text:span text:style-name="T7">Crear proyecto</text:span></text:p>
      <text:p text:style-name="P8"/>
      <text:p text:style-name="P9">2 – Vincular firebase con nuestra app</text:p>
      <text:p text:style-name="P9">* <text:span text:style-name="T8">Debemos añadir a nuestra app Local un codigo que firebase nos proporciona(1ro elegimos si </text:span><text:span text:style-name="T10">Android</text:span><text:span text:style-name="T8">, </text:span><text:span text:style-name="T10">IPHONE</text:span><text:span text:style-name="T8">, o </text:span><text:span text:style-name="T10">WEB</text:span><text:span text:style-name="T8">). Y Firebase nos ofrece el codigo</text:span></text:p>
      <text:p text:style-name="P8"/>
      <text:p text:style-name="P11">El codigo nos ofrece, la url donde se encuentra los servidores de firebase,</text:p>
      <text:p text:style-name="P22"><text:span text:style-name="T15">&lt;script</text:span><text:span text:style-name="T20"> </text:span><text:span text:style-name="T27">src</text:span><text:span text:style-name="T33">=</text:span><text:span text:style-name="T36">"</text:span><text:a xlink:type="simple" xlink:href="https://www.gstatic.com/firebasejs/4.3.0/firebase.js">https://www.gstatic.com/firebasejs/4.3.0/firebase.js</text:a><text:span text:style-name="T36">"</text:span><text:span text:style-name="T15">&gt;&lt;/script&gt; // </text:span><text:span text:style-name="T38">url donde se encuentra los servidores de firebase</text:span></text:p>
      <text:p text:style-name="P21">&lt;script&gt;</text:p>
      <text:p text:style-name="P21"><text:span text:style-name="T16">  </text:span><text:span text:style-name="T37">// Initialize Firebase</text:span></text:p>
      <text:p text:style-name="P21"><text:span text:style-name="T16">  </text:span><text:span text:style-name="T14">var</text:span><text:span text:style-name="T19"> config </text:span><text:span text:style-name="T30">=</text:span><text:span text:style-name="T19"> </text:span><text:span text:style-name="T30">{</text:span></text:p>
      <text:p text:style-name="P21"><text:span text:style-name="T16">    </text:span><text:span text:style-name="T19">apiKey</text:span><text:span text:style-name="T30">:</text:span><text:span text:style-name="T19"> </text:span><text:span text:style-name="T35">"AIzaSyDjs1rfqLeMoy21fvBgVT45VphqduP8ft0"</text:span><text:span text:style-name="T30">, //</text:span><text:span text:style-name="T31">la clave de nuestra app</text:span></text:p>
      <text:p text:style-name="P21"><text:span text:style-name="T16">    </text:span><text:span text:style-name="T19">authDomain</text:span><text:span text:style-name="T30">:</text:span><text:span text:style-name="T19"> </text:span><text:span text:style-name="T35">"proyectoprueba-e8a09.firebaseapp.com"</text:span><text:span text:style-name="T30">, //</text:span><text:span text:style-name="T31">el dominio</text:span></text:p>
      <text:p text:style-name="Standard"><text:span text:style-name="T17">    </text:span><text:span text:style-name="T18">databaseURL</text:span><text:span text:style-name="T28">:</text:span><text:span text:style-name="T18"> </text:span><text:span text:style-name="T34">"</text:span><text:a xlink:type="simple" xlink:href="https://proyectoprueba-e8a09.firebaseio.com/">https://proyectoprueba-e8a09.firebaseio.com</text:a><text:span text:style-name="T34">"</text:span><text:span text:style-name="T28">, //</text:span><text:span text:style-name="T29">Donde se encuentra la BD</text:span></text:p>
      <text:p text:style-name="P21"><text:span text:style-name="T16">    </text:span><text:span text:style-name="T19">projectId</text:span><text:span text:style-name="T30">:</text:span><text:span text:style-name="T19"> </text:span><text:span text:style-name="T35">"proyectoprueba-e8a09"</text:span><text:span text:style-name="T30">,</text:span></text:p>
      <text:p text:style-name="P21"><text:span text:style-name="T16">    </text:span><text:span text:style-name="T19">storageBucket</text:span><text:span text:style-name="T30">:</text:span><text:span text:style-name="T19"> </text:span><text:span text:style-name="T35">"proyectoprueba-e8a09.appspot.com"</text:span><text:span text:style-name="T30">, //</text:span><text:span text:style-name="T32">Almacenamiento Hosting de mi app</text:span></text:p>
      <text:p text:style-name="P21"><text:span text:style-name="T16">    </text:span><text:span text:style-name="T19">messagingSenderId</text:span><text:span text:style-name="T30">:</text:span><text:span text:style-name="T19"> </text:span><text:span text:style-name="T35">"871453506987"</text:span></text:p>
      <text:p text:style-name="P21"><text:span text:style-name="T16">  </text:span><text:span text:style-name="T30">};</text:span></text:p>
      <text:p text:style-name="P21"><text:span text:style-name="T16">  </text:span><text:span text:style-name="T19">firebase</text:span><text:span text:style-name="T30">.</text:span><text:span text:style-name="T19">initializeApp</text:span><text:span text:style-name="T30">(</text:span><text:span text:style-name="T19">config</text:span><text:span text:style-name="T30">);</text:span></text:p>
      <text:p text:style-name="P21">&lt;/script&gt;</text:p>
      <text:p text:style-name="P12"/>
      <text:p text:style-name="P24">3- Lo proximo es ir a la consola de firebase</text:p>
      <text:p text:style-name="P10"><text:tab/><text:span text:style-name="T88">Hosting/</text:span></text:p>
      <text:p text:style-name="P13">Para alojar un sitio web, tienes que instalar las herramientas de línea de comandos de Firebase mediante npm </text:p>
      <text:p text:style-name="P13"/>
      <text:p text:style-name="P13"/>
      <text:p text:style-name="P14"><text:a xlink:type="simple" xlink:href="https://firebase.google.com/docs/cli/"><text:span text:style-name="T100">https://firebase.google.com/docs/cli/</text:span></text:a></text:p>
      <text:p text:style-name="P14"><text:tab/></text:p>
      <text:p text:style-name="P15"><text:span text:style-name="T92">sudo </text:span>npm install -g firebase-tools <text:s/>//<text:span text:style-name="T90">instalarlo en la carpeta raiz del proyecto</text:span></text:p>
      <text:p text:style-name="P15"/>
      <text:p text:style-name="P2">Inicia sesión en Google:</text:p>
      <text:p text:style-name="P3"/>
      <text:p text:style-name="P17"><text:span text:style-name="T95">firebase login</text:span><text:span text:style-name="T93"> (</text:span><text:span text:style-name="T89">Inicia sesión en Google</text:span><text:span text:style-name="T93">)</text:span></text:p>
      <text:p text:style-name="P31"><text:span text:style-name="T97"><text:s/></text:span><text:span text:style-name="T98">¿Permitir que Firebase recopile información de uso de la CLI anónima?</text:span></text:p>
      <text:p text:style-name="P32"><text:span text:style-name="T96">Woohoo!</text:span></text:p>
      <text:p text:style-name="P32"/>
      <text:p text:style-name="P32"><text:span text:style-name="T96">Firebase CLI Inicio de sesión Con éxito</text:span></text:p>
      <text:p text:style-name="P32"/>
      <text:p text:style-name="P32"><text:span text:style-name="T96">Ha iniciado sesión en la interfaz de línea de comandos de Firebase. Puede cerrar esta ventana inmediatamente y continuar utilizando la CLI.</text:span></text:p>
      <text:p text:style-name="P32"><text:span text:style-name="T96"/></text:p>
      <text:p text:style-name="P16">firebase <text:span text:style-name="T91">init </text:span><text:span text:style-name="T26"><text:s/></text:span><text:span text:style-name="T16">(</text:span><text:span text:style-name="T24">Inicia </text:span><text:span text:style-name="T25">tu proyecto</text:span><text:span text:style-name="T16">)</text:span></text:p>
      <text:p text:style-name="P33">Añade tus archivos estáticos al directorio de implementación (público de forma predeterminada)</text:p>
      <text:p text:style-name="P33"/>
      <text:p text:style-name="P34">¿Qué características de Firebase CLI desea configurar para esta carpeta? Presione espacio</text:p>
      <text:p text:style-name="P34">Para seleccionar las funciones, luego Intro para confirmar sus opciones. (Presione &lt;espacio&gt; para seleccionar</text:p>
      <text:p text:style-name="P34">)</text:p>
      <text:p text:style-name="P34">❯ ◯ Base de datos: implementar reglas de bases de datos en tiempo real de Firebase</text:p>
      <text:p text:style-name="P34">  ◯ Funciones: Configurar e implementar funciones de nube</text:p>
      <text:p text:style-name="P34">  ◯ Hosting: Configurar e implementar sitios Hosting Firebase</text:p>
      <text:p text:style-name="P34"/>
      <text:p text:style-name="P35">? Seleccione un proyecto Firebase predeterminado para este directorio: (Utilice las teclas de flecha)</text:p>
      <text:p text:style-name="P35">❯ [no configure un proyecto predeterminado]</text:p>
      <text:p text:style-name="P35">   Miproyecto (miproyecto-4662a)</text:p>
      <text:p text:style-name="P35">   [Crear un nuevo proyecto]</text:p>
      <text:p text:style-name="P34"/>
      <text:p text:style-name="P17"><text:span text:style-name="T94">firebase deploy </text:span><text:span text:style-name="T22">(</text:span><text:span text:style-name="T23">Implementa tu sitio web:</text:span><text:span text:style-name="T22">)</text:span></text:p>
      <text:p text:style-name="P17"/>
      <text:p text:style-name="P19"><text:span text:style-name="T99">firebase use --project</text:span> proyectoprueba-e8a09</text:p>
      <text:p text:style-name="P17"/>
      <text:p text:style-name="P20">firebase serve </text:p>
      <text:p text:style-name="P18"><text:span text:style-name="T22">a </text:span><text:span text:style-name="T21">travez de firebase hemos logrado establecer un servidor local, por tanto podemos dirigirnos a http://localhost:5000</text:span></text:p>
      <text:p text:style-name="P23"/>
      <text:p text:style-name="P58"/>
      <text:p text:style-name="P27"/>
      <text:p text:style-name="P25"/>
      <text:p text:style-name="P59">para android</text:p>
      <text:p text:style-name="P26"><text:a xlink:type="simple" xlink:href="https://medium.com/@ykro/mi-primer-app-con-firebase-y-android-parte-1-fd0b7d717e0b"><text:span text:style-name="T13">https://medium.com/@ykro/mi-primer-app-con-firebase-y-android-parte-1-fd0b7d717e0b</text:span></text:a></text:p>
      <text:p text:style-name="P59"/>
      <text:p text:style-name="P59"/>
      <text:p text:style-name="P61"><text:a xlink:type="simple" xlink:href="https://firebase.google.com/docs/hosting/full-config?hl=es-419">https://firebase.google.com/docs/hosting/full-config?hl=es-419</text:a><text:span text:style-name="T105"> </text:span><text:span text:style-name="T104"><text:s/></text:span></text:p>
      <text:p text:style-name="P62"><text:a xlink:type="simple" xlink:href="https://firebase.google.com/docs/cli/?hl=es-419">https://firebase.google.com/docs/cli/?hl=es-419</text:a><text:span text:style-name="T104"> </text:span></text:p>
      <text:p text:style-name="P60"/>
      <text:p text:style-name="P60"><text:span text:style-name="T116">C</text:span><text:span text:style-name="T115">onfiguración de hosting</text:span><text:span text:style-name="T104"> de Firebase en </text:span><text:span text:style-name="Source_20_Text"><text:span text:style-name="T111">firebase.json</text:span></text:span><text:span text:style-name="T103"> </text:span><text:span text:style-name="T104">tendrá una apariencia similar a esta:</text:span></text:p>
      <text:p text:style-name="P60"/>
      <text:p text:style-name="P44">Configuración de la implementación</text:p>
      <text:p text:style-name="P39"><text:bookmark text:name="section-firebase-json"/>El <text:span text:style-name="T9">archivo </text:span><text:span text:style-name="T117">firebase.json</text:span></text:p>
      <text:p text:style-name="P36"><text:span text:style-name="T106">El </text:span><text:span text:style-name="T118">comando </text:span><text:span text:style-name="Source_20_Text"><text:span text:style-name="T119">firebase init</text:span></text:span><text:span text:style-name="T106"> crea un archivo de configuración </text:span><text:span text:style-name="Source_20_Text"><text:span text:style-name="T112">firebase.json</text:span></text:span><text:span text:style-name="T106"> en la raíz del directorio del proyecto. Este archivo obligatorio se usa para configurar qué </text:span><text:span text:style-name="T107">archivos se publicarán después de la implementación</text:span><text:span text:style-name="T106">. La configuración de </text:span><text:span text:style-name="T107">hosting</text:span><text:span text:style-name="T106"> de Firebase en </text:span><text:span text:style-name="Source_20_Text"><text:span text:style-name="T112">firebase.json</text:span></text:span><text:span text:style-name="T106"> tendrá una apariencia similar a esta:</text:span></text:p>
      <text:p text:style-name="P60"/>
      <text:p text:style-name="P64"><text:span text:style-name="T120">firebase.json </text:span></text:p>
      <text:p text:style-name="P63">{</text:p>
      <text:p text:style-name="P63"><text:s text:c="2"/>"<text:span text:style-name="T101">hosting</text:span>": {</text:p>
      <text:p text:style-name="P63"><text:s text:c="4"/>"public": "public",</text:p>
      <text:p text:style-name="P63"><text:s text:c="4"/>"<text:span text:style-name="T102">ignore</text:span>": [</text:p>
      <text:p text:style-name="P63"><text:s text:c="6"/>"firebase.json",</text:p>
      <text:p text:style-name="P63"><text:s text:c="6"/>"**/.*",</text:p>
      <text:p text:style-name="P63"><text:s text:c="6"/>"**/node_modules/**"</text:p>
      <text:p text:style-name="P63"><text:s text:c="4"/>],</text:p>
      <text:p text:style-name="P63"><text:s text:c="4"/>"<text:span text:style-name="T101">rewrites</text:span>": [</text:p>
      <text:p text:style-name="P63"><text:s text:c="6"/>{</text:p>
      <text:p text:style-name="P63"><text:s text:c="8"/>"source": "**",</text:p>
      <text:p text:style-name="P63"><text:s text:c="8"/>"destination": "/index.html"</text:p>
      <text:p text:style-name="P63"><text:s text:c="6"/>}</text:p>
      <text:p text:style-name="P63"><text:s text:c="4"/>]</text:p>
      <text:p text:style-name="P63"><text:s text:c="2"/>}</text:p>
      <text:p text:style-name="P63">}</text:p>
      <text:p text:style-name="P63"/>
      <text:p text:style-name="P41"/>
      <text:p text:style-name="P43"><text:bookmark text:name="section-default-properties"/><text:span text:style-name="T76">Propiedades predeterminadas</text:span></text:p>
      <text:p text:style-name="P41"><text:span text:style-name="Strong_20_Emphasis"><text:span text:style-name="T49">C</text:span></text:span><text:span text:style-name="Strong_20_Emphasis"><text:span text:style-name="T48">onfiguración </text:span></text:span><text:span text:style-name="Source_20_Text"><text:span text:style-name="T71">public</text:span></text:span><text:span text:style-name="Source_20_Text"><text:span text:style-name="T66"> </text:span></text:span><text:span text:style-name="Source_20_Text"><text:span text:style-name="T67">(</text:span></text:span><text:span text:style-name="Strong_20_Emphasis"><text:span text:style-name="T48">obligatoria</text:span></text:span><text:span text:style-name="Strong_20_Emphasis"><text:span text:style-name="T49">)</text:span></text:span><text:span text:style-name="T48">:</text:span><text:span text:style-name="T45"> </text:span><text:span text:style-name="T46">Indica a</text:span><text:span text:style-name="T45"> </text:span><text:span text:style-name="Source_20_Text"><text:span text:style-name="T65">firebase</text:span></text:span><text:span text:style-name="T45"> qué </text:span><text:span text:style-name="T48">directorio se debe subir a Firebase Hosting</text:span><text:span text:style-name="T45">. Este directorio debe encontrarse dentro del directorio del proyecto y debe existir. El valor predeterminado es un directorio llamado "</text:span><text:span text:style-name="T48">public</text:span><text:span text:style-name="T45">".</text:span></text:p>
      <text:p text:style-name="P51"><text:span text:style-name="Strong_20_Emphasis"><text:span text:style-name="T49">C</text:span></text:span><text:span text:style-name="Strong_20_Emphasis"><text:span text:style-name="T48">onfiguración </text:span></text:span><text:span text:style-name="Source_20_Text"><text:span text:style-name="T70">ignor</text:span></text:span><text:span text:style-name="Source_20_Text"><text:span text:style-name="T70">e</text:span></text:span><text:span text:style-name="Source_20_Text"><text:span text:style-name="T66"> </text:span></text:span><text:span text:style-name="Source_20_Text"><text:span text:style-name="T67">(</text:span></text:span><text:span text:style-name="Strong_20_Emphasis"><text:span text:style-name="T52">opciona</text:span></text:span><text:span text:style-name="Strong_20_Emphasis"><text:span text:style-name="T52">l</text:span></text:span><text:span text:style-name="Strong_20_Emphasis"><text:span text:style-name="T49">)</text:span></text:span><text:span text:style-name="Strong_20_Emphasis"><text:span text:style-name="T48">:</text:span></text:span><text:span text:style-name="T113"> </text:span><text:span text:style-name="T134">E</text:span><text:span text:style-name="T113">s un parámetro opcional que especifica los archivos que se deben ignorar durante la implementación. Puede contener </text:span><text:a xlink:type="simple" xlink:href="https://firebase.google.com/docs/hosting/full-config?hl=es-419#section-glob"><text:span text:style-name="T133">definiciones glob</text:span></text:a><text:span text:style-name="T113"> tal como un git maneja </text:span><text:span text:style-name="Source_20_Text"><text:span text:style-name="T61">.gitignore</text:span></text:span><text:span text:style-name="T113">.</text:span></text:p>
      <text:p text:style-name="P53"><text:line-break/></text:p>
      <text:p text:style-name="P53"/>
      <text:p text:style-name="P53"><text:soft-page-break/><text:span text:style-name="T77">Propiedades </text:span><text:span text:style-name="T78">Avanzadas</text:span></text:p>
      <text:p text:style-name="P37"><text:bookmark text:name="redireccionamientos"/><text:span text:style-name="T75">redireccionamientos</text:span><text:span text:style-name="T57">: </text:span><text:span text:style-name="T85">Usa el redireccionamiento para evitar la presencia de vínculos que no funcionan si se movió una página o para acortar una URL. Por ejemplo, podrías redireccionar example.com/contact.html a example.com/about.html.</text:span></text:p>
      <text:p text:style-name="Standard"><text:span text:style-name="T78"></text:span><text:span text:style-name="T87">"</text:span><text:span text:style-name="T73">redirects</text:span><text:span text:style-name="T87">": [{</text:span></text:p>
      <text:p text:style-name="P45"><text:span text:style-name="T84"><text:s text:c="2"/><text:tab/>"source" : "/foo",</text:span></text:p>
      <text:p text:style-name="P45"><text:span text:style-name="T84"><text:tab/> <text:s/>"destination" : "/bar",</text:span></text:p>
      <text:p text:style-name="P45"><text:span text:style-name="T84"><text:tab/> <text:s/>"type" : 301</text:span></text:p>
      <text:p text:style-name="P45"><text:span text:style-name="T84"><text:tab/>}, {</text:span></text:p>
      <text:p text:style-name="P45"><text:span text:style-name="T84"><text:tab/> <text:s/>"source" : "/firebase/*",</text:span></text:p>
      <text:p text:style-name="P45"><text:span text:style-name="T84"><text:tab/> <text:s/>"destination" : "https://www.firebase.com",</text:span></text:p>
      <text:p text:style-name="P45"><text:span text:style-name="T84"><text:tab/> <text:s/>"type" : 302</text:span></text:p>
      <text:p text:style-name="P45"><text:span text:style-name="T84">}]</text:span></text:p>
      <text:p text:style-name="P42"><text:span text:style-name="Strong_20_Emphasis"><text:span text:style-name="T49">C</text:span></text:span><text:span text:style-name="Strong_20_Emphasis"><text:span text:style-name="T48">onfiguración </text:span></text:span><text:span text:style-name="Source_20_Text"><text:span text:style-name="T72">redirects</text:span></text:span><text:span text:style-name="Source_20_Text"><text:span text:style-name="T66"> </text:span></text:span><text:span text:style-name="Source_20_Text"><text:span text:style-name="T67">(</text:span></text:span><text:span text:style-name="Strong_20_Emphasis"><text:span text:style-name="T53">opcional</text:span></text:span><text:span text:style-name="Strong_20_Emphasis"><text:span text:style-name="T49">)</text:span></text:span><text:span text:style-name="T48">: </text:span><text:span text:style-name="T47">contiene un rango de reglas de redireccionamiento. Cada regla debe especificar su </text:span><text:span text:style-name="Source_20_Text"><text:span text:style-name="T66">source</text:span></text:span><text:span text:style-name="T47">, </text:span><text:span text:style-name="Source_20_Text"><text:span text:style-name="T66">destination</text:span></text:span><text:span text:style-name="T47"> y </text:span><text:span text:style-name="Source_20_Text"><text:span text:style-name="T66">type</text:span></text:span><text:span text:style-name="T47">.</text:span></text:p>
      <text:p text:style-name="P41"><text:span text:style-name="Source_20_Text"><text:span text:style-name="T86">Source</text:span></text:span><text:span text:style-name="Source_20_Text"><text:span text:style-name="T68">:</text:span></text:span><text:span text:style-name="T54"> </text:span><text:span text:style-name="T55">P</text:span><text:a xlink:type="simple" xlink:href="https://firebase.google.com/docs/hosting/full-config?hl=es-419#section-glob"><text:span text:style-name="T81">atrón glob</text:span></text:a><text:span text:style-name="T54"> que se compara con todas las rutas de acceso de URL al comienzo de cada solicitud (antes de que se determine si existe un archivo o una carpeta en esa ruta de acceso). Si se encuentra una coincidencia, se establece una respuesta de redireccionamiento HTTP con el encabezado "Location" establecido como la string estática </text:span><text:span text:style-name="Source_20_Text"><text:span text:style-name="T86">destination</text:span></text:span><text:span text:style-name="T54">, que puede ser una ruta de acceso relativa o una URL absoluta.</text:span></text:p>
      <text:p text:style-name="P41"><text:span text:style-name="Source_20_Text"><text:span text:style-name="T86">type</text:span></text:span><text:span text:style-name="T54"> indica el código de respuesta HTTP específico que se proporciona y puede ser </text:span><text:span text:style-name="Source_20_Text"><text:span text:style-name="T68">301</text:span></text:span><text:span text:style-name="T54"> para "Movido de forma permanente" o </text:span><text:span text:style-name="Source_20_Text"><text:span text:style-name="T68">302</text:span></text:span><text:span text:style-name="T54"> para "Encontrado" (redireccionamiento temporal).</text:span></text:p>
      <text:p text:style-name="P46">Captura de los redireccionamientos</text:p>
      <text:p text:style-name="P41"><text:span text:style-name="T54">En algunas ocasiones, es conveniente capturar partes de la URL de origen de un redireccionamiento y reutilizarlas en el destino. Para hacerlo, usa un prefijo </text:span><text:span text:style-name="Source_20_Text"><text:span text:style-name="T68">:</text:span></text:span><text:span text:style-name="T56"> </text:span><text:span text:style-name="T54">para identificar el segmento y un </text:span><text:span text:style-name="Source_20_Text"><text:span text:style-name="T68">*</text:span></text:span><text:span text:style-name="T56"> </text:span><text:span text:style-name="T54">opcional después del nombre para indicar que debe capturar el resto de la URL:</text:span></text:p>
      <text:p text:style-name="Standard">"<text:span text:style-name="T9">redirects</text:span>": [</text:p>
      <text:p text:style-name="Standard"><text:tab/> {</text:p>
      <text:p text:style-name="Standard"><text:s/><text:tab/><text:tab/> "<text:span text:style-name="T9">source</text:span>": "/blog/:post*",</text:p>
      <text:p text:style-name="Standard"><text:s/><text:tab/><text:tab/> "destination": "https://blog.myapp.com/:post*",</text:p>
      <text:p text:style-name="Standard"><text:tab/><text:tab/> <text:s/>"type": 301</text:p>
      <text:p text:style-name="Standard"><text:tab/>},</text:p>
      <text:p text:style-name="Standard"><text:tab/>{</text:p>
      <text:p text:style-name="Standard"><text:s/><text:tab/><text:tab/> "<text:span text:style-name="T9">source</text:span>": "/users/:id/profile",</text:p>
      <text:p text:style-name="Standard"><text:s/><text:tab/><text:tab/> "destination": "/users/:id/newProfile",</text:p>
      <text:p text:style-name="Standard"><text:tab/><text:tab/> <text:s/>"type": 301</text:p>
      <text:p text:style-name="Standard"><text:tab/>} </text:p>
      <text:p text:style-name="Standard">]</text:p>
      <text:h text:style-name="P65" text:outline-level="3"><text:span text:style-name="T135">R</text:span>eescritura</text:h>
      <text:p text:style-name="P49">"<text:span text:style-name="T117">rewrites</text:span>": [ {</text:p>
      <text:p text:style-name="P49"><text:s text:c="2"/>"source": "**",</text:p>
      <text:p text:style-name="P49"><text:s text:c="2"/>"destination": "/index.html"</text:p>
      <text:p text:style-name="P49">} ]</text:p>
      <text:p text:style-name="P55">Usa una reescritura cuando <text:span text:style-name="T9">desees mostrar el mismo contenido en varias URL</text:span>. Las reescrituras son particularmente útiles con la comparación de patrones, ya que puedes aceptar cualquier URL que coincida con el patrón y permitir que el código del cliente decida qué mostrar.</text:p>
      <text:p text:style-name="P56"></text:p>
      <text:p text:style-name="P50"><text:soft-page-break/><text:span text:style-name="Strong_20_Emphasis"><text:span text:style-name="T49">C</text:span></text:span><text:span text:style-name="Strong_20_Emphasis"><text:span text:style-name="T48">onfiguración </text:span></text:span><text:span text:style-name="Source_20_Text"><text:span text:style-name="T72">re</text:span></text:span><text:span text:style-name="Source_20_Text"><text:span text:style-name="T71">writes</text:span></text:span><text:span text:style-name="Source_20_Text"><text:span text:style-name="T66"> </text:span></text:span><text:span text:style-name="Source_20_Text"><text:span text:style-name="T67">(</text:span></text:span><text:span text:style-name="Strong_20_Emphasis"><text:span text:style-name="T53">opcional</text:span></text:span><text:span text:style-name="Strong_20_Emphasis"><text:span text:style-name="T49">)</text:span></text:span><text:span text:style-name="T48">: </text:span><text:span text:style-name="T50">C</text:span>ontiene un rango de reglas de reescritura de URL. Al igual que los redireccionamientos explicados anteriormente, cada regla de reescritura debe tener un patrón glob source y un destination local (que debe existir y ser un archivo). Una regla de reescritura <text:span text:style-name="T9">solo se aplica si un archivo o una carpeta no existe en el origen especificado</text:span>, y devuelve el contenido real del archivo en el destino en lugar de un redireccionamiento HTTP.</text:p>
      <text:p text:style-name="P40"><text:span text:style-name="T58">El ejemplo anterior reescribe cualquier URL al contenido de </text:span><text:span text:style-name="Source_20_Text"><text:span text:style-name="T68">/index.html</text:span></text:span><text:span text:style-name="T59"> </text:span><text:span text:style-name="T58">si no existe un archivo coincidente que se haya subido. Esto resulta muy práctico para las apps que usan </text:span><text:a xlink:type="simple" xlink:href="https://developer.mozilla.org/en-US/docs/Web/Guide/API/DOM/Manipulating_the_browser_history#The_pushState().C2.A0method"><text:span text:style-name="T83">HTML5 pushState</text:span></text:a><text:span text:style-name="T58">.</text:span></text:p>
      <text:p text:style-name="P57"/>
      <text:p text:style-name="P48">.firebaserc</text:p>
      <text:p text:style-name="P41"><text:span text:style-name="T123">Se refiere a su configuración de proyecto .firebaserc. Debe haber sido enfatizado que es </text:span><text:span text:style-name="T124">importante si usted tiene varios proyectos</text:span><text:span text:style-name="T123">. Es una buena práctica tener un proyecto de desarrollo(“</text:span><text:span text:style-name="Emphasis"><text:span text:style-name="T126">development</text:span></text:span><text:span text:style-name="Emphasis"><text:span text:style-name="T125">”</text:span></text:span><text:span text:style-name="T123">) o de preparación(“</text:span><text:span text:style-name="T127">staging”</text:span><text:span text:style-name="T123">) para deployar(implementar) los cambios antes de deployarlos en "producción". Dependiendo de su flujo de trabajo y convención de nomenclatura, su proyecto de producción en vivo puede configurarse como "</text:span><text:span text:style-name="T124">default</text:span><text:span text:style-name="T123">" o nombrar el alias del proyecto como "</text:span><text:span text:style-name="T127">production</text:span><text:span text:style-name="T123">" para enfatizarlo.</text:span></text:p>
      <text:p text:style-name="P47"/>
      <text:p text:style-name="P37"><text:bookmark text:name="493a"/>{</text:p>
      <text:p text:style-name="P37"><text:s text:c="2"/><text:span text:style-name="T108">"projects": {</text:span></text:p>
      <text:p text:style-name="P37"><text:s text:c="4"/><text:span text:style-name="T108">"</text:span><text:span text:style-name="T109">production</text:span><text:span text:style-name="T108">": "my-production-project-id",</text:span></text:p>
      <text:p text:style-name="P37"><text:s text:c="4"/><text:span text:style-name="T108">"</text:span><text:span text:style-name="T109">staging</text:span><text:span text:style-name="T108">": "my-staging-project-id"</text:span></text:p>
      <text:p text:style-name="P37"><text:s text:c="2"/><text:span text:style-name="T108">}</text:span></text:p>
      <text:p text:style-name="P37">}</text:p>
      <text:p text:style-name="P37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/>
      <text:p text:style-name="P38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"/>
    <style:font-face style:name="Menlo" svg:font-family="Menlo, Monaco, 'Courier New', Courier, monospace"/>
    <style:font-face style:name="Roboto Mono" svg:font-family="'Roboto Mono', monospace"/>
    <style:font-face style:name="Roboto" svg:font-family="Roboto, 'Helvetica Neue', sans-serif"/>
    <style:font-face style:name="Roboto1" svg:font-family="Roboto, sans-serif"/>
    <style:font-face style:name="YouTube Noto" svg:font-family="'YouTube Noto', Roboto, arial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4:47:17.659729154</meta:creation-date>
    <dc:date>2017-08-26T20:53:21.666530841</dc:date>
    <meta:editing-duration>PT22H46M26S</meta:editing-duration>
    <meta:editing-cycles>45</meta:editing-cycles>
    <meta:generator>LibreOffice/4.2.8.2$Linux_X86_64 LibreOffice_project/420m0$Build-2</meta:generator>
    <meta:document-statistic meta:table-count="0" meta:image-count="0" meta:object-count="0" meta:page-count="5" meta:paragraph-count="130" meta:word-count="1052" meta:character-count="7935" meta:non-whitespace-character-count="6777"/>
  </office:meta>
</office:document-meta>
</file>